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4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None&quot;" style:apply-style-name="Untitled1" style:base-cell-address="Sheet1.D6"/>
      <style:map style:condition="cell-content()=&quot;Partial&quot;" style:apply-style-name="Untitled2" style:base-cell-address="Sheet1.D6"/>
      <style:map style:condition="cell-content()=&quot;Full&quot;" style:apply-style-name="Untitled3" style:base-cell-address="Sheet1.D6"/>
      <style:map style:condition="cell-content()=&quot;Extended&quot;" style:apply-style-name="Untitled4" style:base-cell-address="Sheet1.D6"/>
      <style:map style:condition="cell-content()=&quot;Superseded&quot;" style:apply-style-name="Untitled5" style:base-cell-address="Sheet1.D6"/>
    </style:style>
    <style:style style:name="ce8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800080"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tatus:</text:p>
          </table:table-cell>
          <table:table-cell table:style-name="ce4" office:value-type="string" calcext:value-type="string">
            <text:p>None</text:p>
          </table:table-cell>
          <table:table-cell table:style-name="ce6" office:value-type="string" calcext:value-type="string">
            <text:p>Partial</text:p>
          </table:table-cell>
          <table:table-cell table:style-name="ce8" office:value-type="string" calcext:value-type="string">
            <text:p>Full</text:p>
          </table:table-cell>
          <table:table-cell table:style-name="ce9" office:value-type="string" calcext:value-type="string">
            <text:p>Extended</text:p>
          </table:table-cell>
          <table:table-cell table:style-name="ce10" office:value-type="string" calcext:value-type="string">
            <text:p>Supersede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Data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 calcext:value-type="string">
            <text:p>Composite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rray</text:p>
          </table:table-cell>
          <table:table-cell office:value-type="string" calcext:value-type="string">
            <text:p>Superseded</text:p>
          </table:table-cell>
          <table:table-cell/>
          <table:table-cell office:value-type="string" calcext:value-type="string" table:number-columns-spanned="2" table:number-rows-spanned="1">
            <text:p>Use std::vector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rrayList</text:p>
          </table:table-cell>
          <table:table-cell office:value-type="string" calcext:value-type="string">
            <text:p>Superseded</text:p>
          </table:table-cell>
          <table:table-cell/>
          <table:table-cell office:value-type="string" calcext:value-type="string" table:number-columns-spanned="2" table:number-rows-spanned="1">
            <text:p>Use std::vector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loatDic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loatLis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ashMap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tDic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tLis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SONArray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SONObjec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bjec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tring</text:p>
          </table:table-cell>
          <table:table-cell office:value-type="string" calcext:value-type="string">
            <text:p>Superseded</text:p>
          </table:table-cell>
          <table:table-cell/>
          <table:table-cell office:value-type="string" calcext:value-type="string" table:number-columns-spanned="2" table:number-rows-spanned="1">
            <text:p>Use std::string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tringDic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tringLis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able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ableRow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XML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Array Function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ppend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rrayCopy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onca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xpand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everse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orten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or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plice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ubse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onversion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inary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oolean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yt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ha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ex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loa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tr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loa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nbinary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nhex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tring Functions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oin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atchAll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atch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f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fc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fp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fs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plitTokens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pli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rim()</text:p>
          </table:table-cell>
          <table:table-cell office:value-type="string" calcext:value-type="string">
            <text:p>Superseded</text:p>
          </table:table-cell>
          <table:table-cell/>
          <table:table-cell office:value-type="string" calcext:value-type="string" table:number-columns-spanned="2" table:number-rows-spanned="1">
            <text:p>Use std::string::trim(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 calcext:value-type="string">
            <text:p>Files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ufferedReader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reateInpu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reateReade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aunch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adBytes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adJSONArray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adJSONObjec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adStrings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adTabl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adXML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arseJSONArray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arseJSONObjec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arseXML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lectFolde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lectInpu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ime &amp; Data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ay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Time::now().day(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our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Time::now().hour(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illis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inute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Time::now().minute(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nth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Time::now().month(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cond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Time::now().second(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year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Time::now().year(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Keyboard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ey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eyCode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key_code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eyPressed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key_pressed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eyPressed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Listen the KEY_PRESSED event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eyReleased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Listen the KEY_RELEASED event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eyTyped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Mouse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Button</text:p>
          </table:table-cell>
          <table:table-cell office:value-type="string" calcext:value-type="string">
            <text:p>Partia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Clicked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Dragged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Moved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Listen the MOUSE_MOVED event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Pressed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mouse_pressed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Pressed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<text:span text:style-name="T1">Listen the MOUSE</text:span>_PRESSED event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Released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Listen the MOUSE_RELEASED event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Wheel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X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mouse_x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Y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mouse_y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mouseX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prev_mouse_x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mouseY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prev_mouse_y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ouse_scroll</text:p>
          </table:table-cell>
          <table:table-cell office:value-type="string" calcext:value-type="string">
            <text:p>Extended</text:p>
          </table:table-cell>
          <table:table-cell/>
          <table:table-cell office:value-type="string" calcext:value-type="string">
            <text:p>For use in mouse scroll even listener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style-name="ce1" office:value-type="string" calcext:value-type="string">
            <text:p>Math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 calcext:value-type="string">
            <text:p>Constants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ALF_PI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I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QUARTER_PI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AU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WO_PI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 table:number-columns-spanned="2" table:number-rows-spanned="1">
            <text:p>Use TAU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ULER</text:p>
          </table:table-cell>
          <table:table-cell office:value-type="string" calcext:value-type="string">
            <text:p>Extended</text:p>
          </table:table-cell>
          <table:table-cell/>
          <table:table-cell office:value-type="string" calcext:value-type="string" table:number-columns-spanned="2" table:number-rows-spanned="1">
            <text:p>The ‘e’ constant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alculation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table:formula="of:=&quot;PVector&quot;" office:value-type="string" office:string-value="PVector" calcext:value-type="string">
            <text:p>PVector</text:p>
          </table:table-cell>
          <table:table-cell office:value-type="string" calcext:value-type="string">
            <text:p>Partia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bs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eil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onstrain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clamp(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st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xp(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erp(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g(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ag(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ap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remap(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ax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in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orm(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ow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ound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loor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q(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qrt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rigonometry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acos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asin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atan2()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atan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cos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sin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tan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degrees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deg()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radians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rad()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andom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noiseDetail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plgl::noise_octaves()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noiseSeed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plgl::noise_seed()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noise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randomGuassian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plgl::gaussian_random()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randomSeed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plgl::random_seed()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random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plgl::uniform_random(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style-name="ce1" office:value-type="string" calcext:value-type="string">
            <text:p>Typology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 calcext:value-type="string">
            <text:p>Font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font</text:p>
          </table:table-cell>
          <table:table-cell office:value-type="string" calcext:value-type="string">
            <text:p>Partial</text:p>
          </table:table-cell>
          <table:table-cell/>
          <table:table-cell office:value-type="string" calcext:value-type="string" table:number-columns-spanned="2" table:number-rows-spanned="1">
            <text:p>Use plgl::Font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reateFon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loadFont()</text:p>
          </table:table-cell>
          <table:table-cell office:value-type="string" calcext:value-type="string">
            <text:p>Partia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Font()</text:p>
          </table:table-cell>
          <table:table-cell office:value-type="string" calcext:value-type="string">
            <text:p>Partia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()</text:p>
          </table:table-cell>
          <table:table-cell office:value-type="string" calcext:value-type="string">
            <text:p>Partia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Attributes</text:p>
          </table:table-cell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Align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Leading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Mod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Size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Width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Metrics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Ascend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Descend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style-name="ce1" office:value-type="string" calcext:value-type="string">
            <text:p>Rendering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 calcext:value-type="string">
            <text:p>Graphics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Graphics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lendMod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lip()</text:p>
          </table:table-cell>
          <table:table-cell office:value-type="string" calcext:value-type="string">
            <text:p>Partial</text:p>
          </table:table-cell>
          <table:table-cell/>
          <table:table-cell office:value-type="string" calcext:value-type="string" table:number-columns-spanned="2" table:number-rows-spanned="1">
            <text:p>Uses (x1, y1, x2, y2) not (x, y, w, h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reateGraphics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in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oClip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clip(OFF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hader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table:style-name="ce5" table:formula="of:=&quot;PShader&quot;" office:value-type="string" office:string-value="PShader" calcext:value-type="string">
            <text:p>PShader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adShade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esetShade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de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style-name="ce1" office:value-type="string" calcext:value-type="string">
            <text:p>Image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 calcext:value-type="string">
            <text:p>Image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table:formula="of:=&quot;PImage&quot;" office:value-type="string" office:string-value="PImage" calcext:value-type="string">
            <text:p>PImage</text:p>
          </table:table-cell>
          <table:table-cell office:value-type="string" calcext:value-type="string">
            <text:p>Partial</text:p>
          </table:table-cell>
          <table:table-cell/>
          <table:table-cell office:value-type="string" calcext:value-type="string" table:number-columns-spanned="2" table:number-rows-spanned="1">
            <text:p>Use plgl::Texture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createImag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imageMod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image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loadImag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noTint()</text:p>
          </table:table-cell>
          <table:table-cell office:value-type="string" calcext:value-type="string">
            <text:p>Superseded</text:p>
          </table:table-cell>
          <table:table-cell/>
          <table:table-cell office:value-type="string" calcext:value-type="string" table:number-columns-spanned="2" table:number-rows-spanned="1">
            <text:p>Use tint(OFF)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requestImag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office:value-type="string" calcext:value-type="string">
            <text:p>tint()</text:p>
          </table:table-cell>
          <table:table-cell office:value-type="string" calcext:value-type="string">
            <text:p>Partia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/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Pixels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lend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opy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te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ge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adPixels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ask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ixels[]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pdatePixels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extures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ureMod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ureWrap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ur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style-name="ce1" office:value-type="string" calcext:value-type="string">
            <text:p>Shape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 calcext:value-type="string">
            <text:p>Shape</text:p>
          </table:table-cell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table:formula="of:=&quot;PShape&quot;" office:value-type="string" office:string-value="PShape" calcext:value-type="string">
            <text:p>PShape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reateShap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adShap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peMod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p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2D Primitives</text:p>
          </table:table-cell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rc()</text:p>
          </table:table-cell>
          <table:table-cell office:value-type="string" calcext:value-type="string">
            <text:p>Partial</text:p>
          </table:table-cell>
          <table:table-cell/>
          <table:table-cell office:value-type="string" calcext:value-type="string" table:number-columns-spanned="2" table:number-rows-spanned="1">
            <text:p>Only OPEN_PIE &amp; OPEN_CHORD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ircle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llipse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ine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No 3D Support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oint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quad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ect()</text:p>
          </table:table-cell>
          <table:table-cell office:value-type="string" calcext:value-type="string">
            <text:p>Partia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quare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riangle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Attributes</text:p>
          </table:table-cell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llipseMod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ectMod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trokeCap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trokeJoin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trokeWeight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Vertex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eginContou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eginShap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ezierVertex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urveVertex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ndContou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ndShap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quadraticVertex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vertex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urves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ezierDetail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ezierPoin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ezierTangen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ezie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urveDetail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urvePoin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urveTangent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urveTightness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urv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3D Primitives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ox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ereDetail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pher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style-name="ce1" office:value-type="string" calcext:value-type="string">
            <text:p>Color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 calcext:value-type="string">
            <text:p>Creating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lpha()</text:p>
          </table:table-cell>
          <table:table-cell office:value-type="string" calcext:value-type="string">
            <text:p>Superseded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lue()</text:p>
          </table:table-cell>
          <table:table-cell office:value-type="string" calcext:value-type="string">
            <text:p>Superseded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rightness()</text:p>
          </table:table-cell>
          <table:table-cell office:value-type="string" calcext:value-type="string">
            <text:p>Superseded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olor()</text:p>
          </table:table-cell>
          <table:table-cell office:value-type="string" calcext:value-type="string">
            <text:p>Superseded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green()</text:p>
          </table:table-cell>
          <table:table-cell office:value-type="string" calcext:value-type="string">
            <text:p>Superseded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ue()</text:p>
          </table:table-cell>
          <table:table-cell office:value-type="string" calcext:value-type="string">
            <text:p>Superseded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erp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ed()</text:p>
          </table:table-cell>
          <table:table-cell office:value-type="string" calcext:value-type="string">
            <text:p>Superseded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aturation()</text:p>
          </table:table-cell>
          <table:table-cell office:value-type="string" calcext:value-type="string">
            <text:p>Superseded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etting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ackground()</text:p>
          </table:table-cell>
          <table:table-cell office:value-type="string" calcext:value-type="string">
            <text:p>Partia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lea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olorMod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l()</text:p>
          </table:table-cell>
          <table:table-cell office:value-type="string" calcext:value-type="string">
            <text:p>Partia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oFill()</text:p>
          </table:table-cell>
          <table:table-cell office:value-type="string" calcext:value-type="string">
            <text:p>Superseded</text:p>
          </table:table-cell>
          <table:table-cell/>
          <table:table-cell office:value-type="string" calcext:value-type="string" table:number-columns-spanned="2" table:number-rows-spanned="1">
            <text:p>Use fill(OFF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oStroke()</text:p>
          </table:table-cell>
          <table:table-cell office:value-type="string" calcext:value-type="string">
            <text:p>Superseded</text:p>
          </table:table-cell>
          <table:table-cell/>
          <table:table-cell office:value-type="string" calcext:value-type="string" table:number-columns-spanned="2" table:number-rows-spanned="1">
            <text:p>Use stroke(OFF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troke()</text:p>
          </table:table-cell>
          <table:table-cell office:value-type="string" calcext:value-type="string">
            <text:p>Partia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style-name="ce1" office:value-type="string" calcext:value-type="string">
            <text:p>Environment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 calcext:value-type="string">
            <text:p>Events</text:p>
          </table:table-cell>
          <table:table-cell/>
          <table:table-cell table:style-name="Default"/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ndowResized()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ndowMoved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NDOW_CLOSE</text:p>
          </table:table-cell>
          <table:table-cell office:value-type="string" calcext:value-type="string">
            <text:p>Extended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NDOW_ERROR</text:p>
          </table:table-cell>
          <table:table-cell office:value-type="string" calcext:value-type="string">
            <text:p>Extended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NDOW_FOCUS</text:p>
          </table:table-cell>
          <table:table-cell office:value-type="string" calcext:value-type="string">
            <text:p>Extended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Other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urso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elay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sleep(Xms) or sleep(std::chrono::milliseconds(X)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splayDensity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splayHeigh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splayWidth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ocused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rameCount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frame_count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rameRate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rameRat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ullScreen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eight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office:value-type="string" calcext:value-type="string">
            <text:p>Full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oCursor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oSmooth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ixelDensity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ixelHeight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ixelWidth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ttings()</text:p>
          </table:table-cell>
          <table:table-cell office:value-type="string" calcext:value-type="string">
            <text:p>Lol, Be G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ize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plgl::open(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mooth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ndowMov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ndowRatio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ndowResizabl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ndowTitle()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 table:number-columns-spanned="2" table:number-rows-spanned="1">
            <text:p>Use plgl::title()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indowResize()</text:p>
          </table:table-cell>
          <table:table-cell office:value-type="string" calcext:value-type="string">
            <text:p>None</text:p>
          </table:table-cell>
          <table:table-cell/>
          <table:table-cell table:number-columns-spanned="2" table:number-rows-spanned="1"/>
          <table:covered-table-cell/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6:Sheet1.D58 Sheet1.D60:Sheet1.D108 Sheet1.D158:Sheet1.D164 Sheet1.D192:Sheet1.D216 Sheet1.D166:Sheet1.D175 Sheet1.D177:Sheet1.D190 Sheet1.D220:Sheet1.D224 Sheet1.D227:Sheet1.D235 Sheet1.D110:Sheet1.D156 Sheet1.D238:Sheet1.D269 Sheet1.D293:Sheet1.D315 Sheet1.D316:Sheet1.D331 Sheet1.D271:Sheet1.D290">
            <calcext:condition calcext:apply-style-name="Untitled1" calcext:value="=&quot;None&quot;" calcext:base-cell-address="Sheet1.D6"/>
            <calcext:condition calcext:apply-style-name="Untitled2" calcext:value="=&quot;Partial&quot;" calcext:base-cell-address="Sheet1.D6"/>
            <calcext:condition calcext:apply-style-name="Untitled3" calcext:value="=&quot;Full&quot;" calcext:base-cell-address="Sheet1.D6"/>
            <calcext:condition calcext:apply-style-name="Untitled4" calcext:value="=&quot;Extended&quot;" calcext:base-cell-address="Sheet1.D6"/>
            <calcext:condition calcext:apply-style-name="Untitled5" calcext:value="=&quot;Superseded&quot;" calcext:base-cell-address="Sheet1.D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bf00"/>
    </style:style>
    <style:style style:name="Untitled3" style:family="table-cell" style:parent-style-name="Default">
      <style:table-cell-properties fo:background-color="#81d41a"/>
    </style:style>
    <style:style style:name="Untitled4" style:family="table-cell" style:parent-style-name="Default">
      <style:table-cell-properties fo:background-color="#2a6099"/>
    </style:style>
    <style:style style:name="Untitled5" style:family="table-cell" style:parent-style-name="Default">
      <style:table-cell-properties fo:background-color="#800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2:15:14.339598370</meta:creation-date>
    <dc:date>2023-09-26T19:49:32.587057714</dc:date>
    <meta:editing-duration>PT10H18M28S</meta:editing-duration>
    <meta:editing-cycles>12</meta:editing-cycles>
    <meta:generator>LibreOffice/7.3.7.2$Linux_X86_64 LibreOffice_project/30$Build-2</meta:generator>
    <meta:document-statistic meta:table-count="1" meta:cell-count="591" meta:object-count="0"/>
  </office:meta>
</office:document-meta>
</file>